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paragraph-rsid="001878c7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1878c7" style:font-style-asian="italic" style:font-weight-asian="normal" style:font-style-complex="italic" style:font-weight-complex="normal"/>
    </style:style>
    <style:style style:name="T4" style:family="text">
      <style:text-properties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878c7" style:font-weight-asian="normal" style:font-weight-complex="normal"/>
    </style:style>
    <style:style style:name="T7" style:family="text">
      <style:text-properties fo:font-style="normal" fo:font-weight="normal" officeooo:rsid="001878c7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siness software systems</text:p>
      <text:p text:style-name="Standard">Assignment 0 – Help documentation</text:p>
      <text:p text:style-name="Standard"/>
      <text:p text:style-name="P1">1. Processing loops</text:p>
      <text:p text:style-name="Standard">There are two logic kinds of loops and two database related kinds of loops in ABAP.</text:p>
      <text:p text:style-name="Standard"><text:s/></text:p>
      <text:p text:style-name="Standard">a) <text:span text:style-name="Default_20_Paragraph_20_Font"><text:span text:style-name="T2">Unconditional loops with the DO statement</text:span></text:span></text:p>
      <text:p text:style-name="Standard">- These loops do not require a condition, but it can just execute the provided statements a given number of times, without conditions.</text:p>
      <text:p text:style-name="Standard">- <text:span text:style-name="Default_20_Paragraph_20_Font"><text:span text:style-name="T2">syntax: </text:span></text:span>DO [n TIMES] [statement_block]ENDDO</text:p>
      <text:p text:style-name="Standard">- <text:span text:style-name="Default_20_Paragraph_20_Font"><text:span text:style-name="T1">options: </text:span></text:span>TIMES – restricts the loop to be executed to n times. Otherwise executes until EXIT or STOP is reached</text:p>
      <text:p text:style-name="P2"/>
      <text:p text:style-name="P2">b) Conditional loops</text:p>
      <text:p text:style-name="Standard"><text:span text:style-name="Default_20_Paragraph_20_Font"><text:span text:style-name="T2">- <text:s/></text:span></text:span>These loops will repeat execution of the provided statements as long as a certain given condition is true.</text:p>
      <text:p text:style-name="Standard">- <text:span text:style-name="Default_20_Paragraph_20_Font"><text:span text:style-name="T2">syntax: </text:span></text:span>WHILE condition [statement_block]ENDWHILE</text:p>
      <text:p text:style-name="Standard"/>
      <text:p text:style-name="Standard">c) Loops through data sets from internal tables using the LOOP statements</text:p>
      <text:p text:style-name="Standard">- These loops will iterate over each row of the data set, and for each, they will execute the given statements.</text:p>
      <text:p text:style-name="Standard">- <text:span text:style-name="Default_20_Paragraph_20_Font"><text:span text:style-name="T2">syntax: </text:span></text:span>LOOP AT itab result [cond]… [AT … ENDAT]...ENDLOOP</text:p>
      <text:p text:style-name="Standard"/>
      <text:p text:style-name="Standard">d) Loops through data sets from database tables using the SELECT statement</text:p>
      <text:p text:style-name="Standard">- These loops use the <text:span text:style-name="Default_20_Paragraph_20_Font"><text:span text:style-name="T2">SELECT </text:span></text:span>statement to read data from database tables. The results are put into data rows which can then be looped over and processed.</text:p>
      <text:p text:style-name="Standard">- <text:span text:style-name="Default_20_Paragraph_20_Font"><text:span text:style-name="T2">syntax: </text:span></text:span><text:span text:style-name="Default_20_Paragraph_20_Font"><text:span text:style-name="T4">SELECT query INTO target ENDSELECT</text:span></text:span></text:p>
      <text:p text:style-name="Standard"/>
      <text:p text:style-name="Standard">2. <text:span text:style-name="Default_20_Paragraph_20_Font"><text:span text:style-name="T5">Logical databases</text:span></text:span></text:p>
      <text:p text:style-name="P1">&lt;! insert written tasks!&gt;</text:p>
      <text:p text:style-name="Standard"/>
      <text:p text:style-name="Standard">3. <text:span text:style-name="Default_20_Paragraph_20_Font"><text:span text:style-name="T5">SAP Query</text:span></text:span></text:p>
      <text:p text:style-name="Standard"><text:span text:style-name="Default_20_Paragraph_20_Font"><text:span text:style-name="T5"/></text:span></text:p>
      <text:p text:style-name="Standard"><text:span text:style-name="Default_20_Paragraph_20_Font"><text:span text:style-name="T5">&lt;! insert previous task !&gt;</text:span></text:span></text:p>
      <text:p text:style-name="Standard"><text:span text:style-name="Default_20_Paragraph_20_Font"><text:span text:style-name="T5"/></text:span></text:p>
      <text:p text:style-name="P4"><text:span text:style-name="Default_20_Paragraph_20_Font"><text:span text:style-name="T6">Create basic list:</text:span></text:span></text:p>
      <text:p text:style-name="P4"><text:span text:style-name="Default_20_Paragraph_20_Font"><text:span text:style-name="T7">1) We assign title and list format.</text:span></text:span></text:p>
      <text:p text:style-name="P4"><text:span text:style-name="Default_20_Paragraph_20_Font"><text:span text:style-name="T7">2) We navigate through the screens and select the fields that we require.</text:span></text:span></text:p>
      <text:p text:style-name="P4"><text:span text:style-name="Default_20_Paragraph_20_Font"><text:span text:style-name="T7">3) We choose the </text:span></text:span><text:span text:style-name="Default_20_Paragraph_20_Font"><text:span text:style-name="T3">Basic List </text:span></text:span><text:span text:style-name="Default_20_Paragraph_20_Font"><text:span text:style-name="T7">functio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65905a128db06ba48db947242809d14d3f9a93fe</meta:generator>
    <meta:creation-date>2018-11-04T00:32:00Z</meta:creation-date>
    <dc:date>2018-11-05T10:47:43.511217313</dc:date>
    <meta:editing-cycles>6</meta:editing-cycles>
    <meta:editing-duration>PT57M51S</meta:editing-duration>
    <meta:document-statistic meta:table-count="0" meta:image-count="0" meta:object-count="0" meta:page-count="1" meta:paragraph-count="26" meta:word-count="244" meta:character-count="1438" meta:non-whitespace-character-count="1215"/>
    <meta:template xlink:type="simple" xlink:actuate="onRequest" xlink:title="" xlink:href="Normal.dotm"/>
  </office:meta>
</office:document-meta>
</file>